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643" officeooo:paragraph-rsid="00164643"/>
    </style:style>
    <style:style style:name="P2" style:family="paragraph" style:parent-style-name="Standard">
      <style:text-properties officeooo:rsid="00164643" officeooo:paragraph-rsid="00164643"/>
    </style:style>
    <style:style style:name="P3" style:family="paragraph" style:parent-style-name="Standard">
      <style:text-properties officeooo:rsid="00164643" officeooo:paragraph-rsid="0018d2f5"/>
    </style:style>
    <style:style style:name="P4" style:family="paragraph" style:parent-style-name="Standard">
      <style:text-properties officeooo:rsid="00164643" officeooo:paragraph-rsid="001a88ee"/>
    </style:style>
    <style:style style:name="P5" style:family="paragraph" style:parent-style-name="Standard">
      <style:text-properties officeooo:rsid="00164643" officeooo:paragraph-rsid="001ac5a6"/>
    </style:style>
    <style:style style:name="P6" style:family="paragraph" style:parent-style-name="Standard">
      <style:text-properties officeooo:rsid="00164643" officeooo:paragraph-rsid="001c0431"/>
    </style:style>
    <style:style style:name="P7" style:family="paragraph" style:parent-style-name="Standard">
      <style:text-properties officeooo:rsid="00164643" officeooo:paragraph-rsid="001c7005"/>
    </style:style>
    <style:style style:name="P8" style:family="paragraph" style:parent-style-name="Standard">
      <style:text-properties officeooo:rsid="00164643" officeooo:paragraph-rsid="001caa55"/>
    </style:style>
    <style:style style:name="P9" style:family="paragraph" style:parent-style-name="Standard">
      <style:text-properties officeooo:rsid="00164643" officeooo:paragraph-rsid="001e32d1"/>
    </style:style>
    <style:style style:name="P10" style:family="paragraph" style:parent-style-name="Standard">
      <style:text-properties officeooo:rsid="001c0431" officeooo:paragraph-rsid="001c0431"/>
    </style:style>
    <style:style style:name="P11" style:family="paragraph" style:parent-style-name="Standard">
      <style:text-properties officeooo:rsid="001c0431" officeooo:paragraph-rsid="001c7005"/>
    </style:style>
    <style:style style:name="P12" style:family="paragraph" style:parent-style-name="Standard">
      <style:text-properties officeooo:rsid="001c0431" officeooo:paragraph-rsid="001caa55"/>
    </style:style>
    <style:style style:name="P13" style:family="paragraph" style:parent-style-name="Standard">
      <style:text-properties officeooo:rsid="001e32d1" officeooo:paragraph-rsid="001e32d1"/>
    </style:style>
    <style:style style:name="P14" style:family="paragraph" style:parent-style-name="Standard">
      <style:text-properties officeooo:rsid="001e32d1" officeooo:paragraph-rsid="001efb1f"/>
    </style:style>
    <style:style style:name="P15" style:family="paragraph" style:parent-style-name="Standard">
      <style:text-properties officeooo:rsid="001efb1f" officeooo:paragraph-rsid="001efb1f"/>
    </style:style>
    <style:style style:name="P16" style:family="paragraph" style:parent-style-name="Standard">
      <style:text-properties officeooo:rsid="001819d4" officeooo:paragraph-rsid="0020d38d"/>
    </style:style>
    <style:style style:name="P17" style:family="paragraph" style:parent-style-name="Standard">
      <style:text-properties officeooo:rsid="0020d38d" officeooo:paragraph-rsid="0020d38d"/>
    </style:style>
    <style:style style:name="T1" style:family="text">
      <style:text-properties officeooo:rsid="001819d4"/>
    </style:style>
    <style:style style:name="T2" style:family="text">
      <style:text-properties officeooo:rsid="0018d2f5"/>
    </style:style>
    <style:style style:name="T3" style:family="text">
      <style:text-properties officeooo:rsid="001a88ee"/>
    </style:style>
    <style:style style:name="T4" style:family="text">
      <style:text-properties style:font-name-complex="Calibri"/>
    </style:style>
    <style:style style:name="T5" style:family="text">
      <style:text-properties officeooo:rsid="001819d4" style:font-name-complex="Calibri"/>
    </style:style>
    <style:style style:name="T6" style:family="text">
      <style:text-properties officeooo:rsid="001c043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c0431" style:font-weight-asian="bold" style:font-weight-complex="bold"/>
    </style:style>
    <style:style style:name="T9" style:family="text">
      <style:text-properties fo:font-weight="bold" officeooo:rsid="001c7005" style:font-weight-asian="bold" style:font-weight-complex="bold"/>
    </style:style>
    <style:style style:name="T10" style:family="text">
      <style:text-properties fo:font-weight="bold" officeooo:rsid="001caa55" style:font-weight-asian="bold" style:font-weight-complex="bold"/>
    </style:style>
    <style:style style:name="T11" style:family="text">
      <style:text-properties fo:font-weight="bold" officeooo:rsid="001e32d1" style:font-weight-asian="bold" style:font-weight-complex="bold"/>
    </style:style>
    <style:style style:name="T12" style:family="text">
      <style:text-properties fo:font-weight="bold" officeooo:rsid="0020d38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0431" style:font-weight-asian="normal" style:font-weight-complex="normal"/>
    </style:style>
    <style:style style:name="T15" style:family="text">
      <style:text-properties fo:font-weight="normal" officeooo:rsid="001c7005" style:font-weight-asian="normal" style:font-weight-complex="normal"/>
    </style:style>
    <style:style style:name="T16" style:family="text">
      <style:text-properties fo:font-weight="normal" officeooo:rsid="001caa55" style:font-weight-asian="normal" style:font-weight-complex="normal"/>
    </style:style>
    <style:style style:name="T17" style:family="text">
      <style:text-properties fo:font-weight="normal" officeooo:rsid="001e32d1" style:font-weight-asian="normal" style:font-weight-complex="normal"/>
    </style:style>
    <style:style style:name="T18" style:family="text">
      <style:text-properties fo:font-weight="normal" officeooo:rsid="0020d38d" style:font-weight-asian="normal" style:font-weight-complex="normal"/>
    </style:style>
    <style:style style:name="T19" style:family="text">
      <style:text-properties officeooo:rsid="001c7005"/>
    </style:style>
    <style:style style:name="T20" style:family="text">
      <style:text-properties officeooo:rsid="001caa55"/>
    </style:style>
    <style:style style:name="T21" style:family="text">
      <style:text-properties fo:font-style="italic" fo:font-weight="normal" officeooo:rsid="001caa55" style:font-style-asian="italic" style:font-weight-asian="normal" style:font-style-complex="italic" style:font-weight-complex="normal"/>
    </style:style>
    <style:style style:name="T22" style:family="text">
      <style:text-properties officeooo:rsid="001e32d1"/>
    </style:style>
    <style:style style:name="T23" style:family="text">
      <style:text-properties officeooo:rsid="001efb1f"/>
    </style:style>
    <style:style style:name="T24" style:family="text">
      <style:text-properties officeooo:rsid="0020d3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D.S.I.S.A.</text:p>
      <text:p text:style-name="P1"/>
      <text:p text:style-name="P10">Flota:</text:p>
      <text:p text:style-name="P6"><text:span text:style-name="T6"><text:tab/></text:span><text:span text:style-name="T8">RD1</text:span><text:span text:style-name="T6">: idFurgoneta(cadena de 8 caracteres no vacía), </text:span></text:p>
      <text:p text:style-name="P6"><text:span text:style-name="T6"><text:s text:c="7"/><text:tab/>estado(cadena de 8 caracteres no vacía).</text:span></text:p>
      <text:p text:style-name="P6"><text:tab/><text:span text:style-name="T8">RD2</text:span><text:span text:style-name="T6">: idFurgoneta(cadena de 8 caracteres no vacía), </text:span></text:p>
      <text:p text:style-name="P8"><text:span text:style-name="T6"><text:s text:c="7"/><text:tab/>estado(cadena de 8 caracteres no vacía), matrícula (cadena de 7 caracteres no vacía), <text:tab/>capacidad en m³ (tipo float), idConductor </text:span><text:span text:style-name="T15">(cadena de 8 caracteres), </text:span><text:span text:style-name="T16">idRuta </text:span><text:span text:style-name="T15">(cadena de 8 <text:tab/>caracteres), </text:span><text:span text:style-name="T16">lista de paquetes (contenedor de objetos </text:span><text:span text:style-name="T21">Paquete</text:span><text:span text:style-name="T16">)</text:span><text:span text:style-name="T6">.</text:span></text:p>
      <text:p text:style-name="P8"><text:tab/><text:span text:style-name="T8">RD3</text:span><text:span text:style-name="T14">: idFurgoneta(cadena de 8 caracteres no vacía), </text:span><text:span text:style-name="T15">idConductor (cadena de 8 caracteres no <text:tab/>vacía).</text:span></text:p>
      <text:p text:style-name="P8"><text:span text:style-name="T15"><text:tab/></text:span><text:span text:style-name="T8">RD</text:span><text:span text:style-name="T9">4</text:span><text:span text:style-name="T14">: idFurgoneta(cadena de 8 caracteres no vacía), </text:span><text:span text:style-name="T16">idRuta</text:span><text:span text:style-name="T15"> (cadena de 8 caracteres no <text:tab/>vacía).</text:span></text:p>
      <text:p text:style-name="P8"><text:span text:style-name="T15"><text:tab/></text:span><text:span text:style-name="T8">RD</text:span><text:span text:style-name="T10">5</text:span><text:span text:style-name="T14">: idFurgoneta(cadena de 8 caracteres no vacía), </text:span><text:span text:style-name="T16">idPaquete</text:span><text:span text:style-name="T15"> (cadena de 8 caracteres no <text:tab/>vacía).</text:span></text:p>
      <text:p text:style-name="P8"><text:span text:style-name="T15"/></text:p>
      <text:p text:style-name="P6"><text:tab/><text:span text:style-name="T8">RF1</text:span><text:span text:style-name="T6">: D</text:span>isponibilidad furgoneta.</text:p>
      <text:p text:style-name="P6"><text:tab/><text:span text:style-name="T6">Cambiar el estado de la furgoneta en base a si puede ser utilizada.</text:span></text:p>
      <text:p text:style-name="P6"><text:tab/><text:span text:style-name="T6">El administrador proporcioná RD1,</text:span></text:p>
      <text:p text:style-name="P10"><text:tab/>el sistema <text:span text:style-name="T20">actualizará</text:span> RD2.</text:p>
      <text:p text:style-name="P7"><text:span text:style-name="T15"/></text:p>
      <text:p text:style-name="P1"><text:tab/><text:span text:style-name="T8">RF2</text:span><text:span text:style-name="T6">: A</text:span>signar conductor.</text:p>
      <text:p text:style-name="P1"><text:tab/><text:span text:style-name="T19">Asociar un transportista a una furgoneta concreta.</text:span></text:p>
      <text:p text:style-name="P7"><text:tab/><text:span text:style-name="T6">El administrador proporcioná RD3,</text:span></text:p>
      <text:p text:style-name="P11"><text:tab/>el sistema <text:span text:style-name="T20">actualiza</text:span> RD<text:span text:style-name="T20">2</text:span>.</text:p>
      <text:p text:style-name="P1"/>
      <text:p text:style-name="P1"><text:tab/><text:span text:style-name="T10">RF3</text:span><text:span text:style-name="T20">: A</text:span>signar ruta.</text:p>
      <text:p text:style-name="P1"><text:tab/><text:span text:style-name="T20">Asociar una ruta a una furgoneta determinada.</text:span></text:p>
      <text:p text:style-name="P8"><text:tab/><text:span text:style-name="T6">El administrador proporcioná RD4,</text:span></text:p>
      <text:p text:style-name="P12"><text:tab/>el sistema <text:span text:style-name="T20">actualiza</text:span> RD<text:span text:style-name="T20">2</text:span>.</text:p>
      <text:p text:style-name="P12"/>
      <text:p text:style-name="P1"><text:tab/><text:span text:style-name="T10">RF4</text:span><text:span text:style-name="T20">: A</text:span>signar paquete<text:tab/>.</text:p>
      <text:p text:style-name="P8"><text:tab/><text:span text:style-name="T20">Asociar un paquete a una furgoneta específica.</text:span></text:p>
      <text:p text:style-name="P8"><text:tab/><text:span text:style-name="T6">El administrador proporciona RD5,</text:span></text:p>
      <text:p text:style-name="P12"><text:tab/>el sistema <text:span text:style-name="T20">actualiza</text:span> RD<text:span text:style-name="T22">2</text:span>.</text:p>
      <text:p text:style-name="P8"><text:tab/></text:p>
      <text:p text:style-name="P1"><text:tab/></text:p>
      <text:p text:style-name="P1"><text:span text:style-name="T22">E</text:span>mpleados:</text:p>
      <text:p text:style-name="P9"><text:tab/><text:span text:style-name="T11">RD6</text:span><text:span text:style-name="T14">: </text:span><text:span text:style-name="T17">idEmpleado </text:span><text:span text:style-name="T14">(cadena de 8 caracteres no vacía)</text:span><text:span text:style-name="T15">.</text:span></text:p>
      <text:p text:style-name="P9"><text:span text:style-name="T15"><text:tab/></text:span><text:span text:style-name="T11">RD7</text:span><text:span text:style-name="T17">: idEmpleado </text:span><text:span text:style-name="T14">(cadena de 8 caracteres no vacía), </text:span><text:span text:style-name="T17">nombre </text:span><text:span text:style-name="T14">(cadena de 8 caracteres no <text:tab/>vacía), </text:span><text:span text:style-name="T17">apellidos </text:span><text:span text:style-name="T14">(cadena de </text:span><text:span text:style-name="T17">30</text:span><text:span text:style-name="T14"> caracteres no vacía)</text:span><text:span text:style-name="T17">, DNI </text:span><text:span text:style-name="T14">(cadena de </text:span><text:span text:style-name="T17">9</text:span><text:span text:style-name="T14"> caracteres no vacía), <text:tab/></text:span><text:span text:style-name="T17">teléfono </text:span><text:span text:style-name="T14">(cadena de </text:span><text:span text:style-name="T17">9</text:span><text:span text:style-name="T14"> caracteres no vacía), </text:span><text:span text:style-name="T17">dirección </text:span><text:span text:style-name="T14">(cadena de </text:span><text:span text:style-name="T17">20</text:span><text:span text:style-name="T14"> caracteres no vacía), <text:tab/></text:span><text:span text:style-name="T18">tarea (cadena de 20 caracteres)</text:span><text:span text:style-name="T14">.</text:span></text:p>
      <text:p text:style-name="P9"><text:span text:style-name="T14"><text:tab/></text:span><text:span text:style-name="T11">RD8</text:span><text:span text:style-name="T17">: Nombre </text:span><text:span text:style-name="T14">(cadena de 8 caracteres no vacía), </text:span><text:span text:style-name="T17">apellidos </text:span><text:span text:style-name="T14">(cadena de </text:span><text:span text:style-name="T17">30</text:span><text:span text:style-name="T14"> caracteres no <text:tab/>vacía)</text:span><text:span text:style-name="T17">, DNI </text:span><text:span text:style-name="T14">(cadena de </text:span><text:span text:style-name="T17">9</text:span><text:span text:style-name="T14"> caracteres no vacía), </text:span><text:span text:style-name="T17">teléfono </text:span><text:span text:style-name="T14">(cadena de </text:span><text:span text:style-name="T17">9</text:span><text:span text:style-name="T14"> caracteres no <text:tab/>vacía), </text:span><text:span text:style-name="T17">dirección </text:span><text:span text:style-name="T14">(cadena de </text:span><text:span text:style-name="T17">20</text:span><text:span text:style-name="T14"> caracteres no vacía).</text:span></text:p>
      <text:p text:style-name="P9"><text:span text:style-name="T15"><text:tab/></text:span><text:span text:style-name="T11">RD9</text:span><text:span text:style-name="T17">: idEmpleado </text:span><text:span text:style-name="T14">(cadena de 8 caracteres no vacía).</text:span></text:p>
      <text:p text:style-name="P15"><text:span text:style-name="T13"><text:tab/></text:span><text:span text:style-name="T7">RD10</text:span><text:span text:style-name="T13">: </text:span><text:span text:style-name="T17">idEmpleado </text:span><text:span text:style-name="T14">(cadena de 8 caracteres no vacía).</text:span></text:p>
      <text:p text:style-name="P15"><text:span text:style-name="T7"><text:tab/>RD1</text:span><text:span text:style-name="T12">1</text:span><text:span text:style-name="T13">: </text:span><text:span text:style-name="T17">idEmpleado </text:span><text:span text:style-name="T14">(cadena de 8 caracteres no vacía), </text:span><text:span text:style-name="T13">fecha (tipo Date), hora (tipo Date hh/<text:tab/>mm).</text:span></text:p>
      <text:p text:style-name="P17"><text:span text:style-name="T13"><text:tab/></text:span><text:span text:style-name="T7">RD12</text:span><text:span text:style-name="T13">: </text:span><text:span text:style-name="T17">idEmpleado </text:span><text:span text:style-name="T14">(cadena de 8 caracteres no vacía), </text:span><text:span text:style-name="T13">tarea</text:span><text:span text:style-name="T17"> </text:span><text:span text:style-name="T14">(cadena de </text:span><text:span text:style-name="T13">20</text:span><text:span text:style-name="T14"> caracteres no <text:tab/>vacía).</text:span></text:p>
      <text:p text:style-name="P15"><text:soft-page-break/><text:span text:style-name="T13"><text:tab/></text:span></text:p>
      <text:p text:style-name="P9"><text:span text:style-name="T14"/></text:p>
      <text:p text:style-name="P9"><text:span text:style-name="T14"/></text:p>
      <text:p text:style-name="P9"><text:span text:style-name="T14"/></text:p>
      <text:p text:style-name="P1"><text:tab/><text:span text:style-name="T11">RF5</text:span><text:span text:style-name="T22">: D</text:span>espedir <text:span text:style-name="T22">empleado.</text:span></text:p>
      <text:p text:style-name="P13"><text:tab/>Dar de baja un empleado del sistema.</text:p>
      <text:p text:style-name="P13"><text:tab/>El administrador proporciona RD6,</text:p>
      <text:p text:style-name="P13"><text:tab/>el sistema elimina RD7.</text:p>
      <text:p text:style-name="P13"/>
      <text:p text:style-name="P1"><text:tab/><text:span text:style-name="T11">RF6</text:span><text:span text:style-name="T22">: C</text:span>ontratar <text:span text:style-name="T22">empleado. </text:span></text:p>
      <text:p text:style-name="P13"><text:tab/>Dar de alta un empleado en el sistema.</text:p>
      <text:p text:style-name="P13"><text:tab/>El administrador proporciona RD8,</text:p>
      <text:p text:style-name="P13"><text:tab/>el sistema almacena RD7, </text:p>
      <text:p text:style-name="P15"><text:tab/>el sistema genera RD9.</text:p>
      <text:p text:style-name="P13"/>
      <text:p text:style-name="P3"><text:tab/><text:span text:style-name="T11">RF7</text:span><text:span text:style-name="T22">: R</text:span>egistrar entrada <text:span text:style-name="T2">y </text:span>salida.</text:p>
      <text:p text:style-name="P3"><text:tab/><text:span text:style-name="T23">Se almacena la fecha y hora a la que entra o sale un empleado de trabajar.</text:span></text:p>
      <text:p text:style-name="P14"><text:tab/>El <text:span text:style-name="T23">empleado</text:span> proporciona RD<text:span text:style-name="T23">10</text:span>,</text:p>
      <text:p text:style-name="P14"><text:tab/><text:span text:style-name="T24">el sistema solicita la fecha y la hora actuales,</text:span></text:p>
      <text:p text:style-name="P14"><text:tab/>el sistema almacena RD<text:span text:style-name="T24">11.<text:tab/></text:span></text:p>
      <text:p text:style-name="P3"/>
      <text:p text:style-name="P16"><text:tab/><text:span text:style-name="T12">RF8</text:span><text:span text:style-name="T24">: Asignar tarea.</text:span></text:p>
      <text:p text:style-name="P16"><text:span text:style-name="T24"><text:tab/>Se asocia una actividad a un empleado.</text:span></text:p>
      <text:p text:style-name="P17"><text:tab/>El administrador proporciona RD12,</text:p>
      <text:p text:style-name="P17"><text:tab/>el sistema actualiza RD7.</text:p>
      <text:p text:style-name="P17"><text:tab/></text:p>
      <text:p text:style-name="P1"/>
      <text:p text:style-name="P1">cliente<text:span text:style-name="T3">5</text:span></text:p>
      <text:p text:style-name="P1"><text:tab/>pedir envío</text:p>
      <text:p text:style-name="P1"><text:tab/>valorar pedido</text:p>
      <text:p text:style-name="P1"><text:tab/>consultar estado envío<text:span text:style-name="T1"><text:line-break/><text:tab/>pago envío</text:span><text:tab/></text:p>
      <text:p text:style-name="P1"/>
      <text:p text:style-name="P1">p-<text:span text:style-name="T1">k-</text:span>t</text:p>
      <text:p text:style-name="P1"><text:tab/>asignar destino</text:p>
      <text:p text:style-name="P1"><text:tab/>asignar origen</text:p>
      <text:p text:style-name="P4"><text:tab/><text:span text:style-name="T1">actualizar (geolocalizagción) posición</text:span></text:p>
      <text:p text:style-name="P5"><text:span text:style-name="T5"><text:tab/>confirmar recepción paquete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2:11.223232635</meta:creation-date>
    <dc:date>2018-09-28T17:20:23.550957219</dc:date>
    <meta:editing-duration>PT8M3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64" meta:word-count="437" meta:character-count="2921" meta:non-whitespace-character-count="2453"/>
  </office:meta>
</office:document-meta>
</file>